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EC2 Placement Group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EC2-Placement group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EC2 placement group determines how instance is placed on underlying hardware</text:p>
              </text:list-item>
              <text:list-item>
                <text:p>There is no charge of creating a placement group (EC2 charges apply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EC2-Placement group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Types of placement groups:</text:span></text:p>
              </text:list-header>
              <text:list-item>
                <text:p>Cluster- Instances are in low-latency group in a single AZ</text:p>
              </text:list-item>
              <text:list-item>
                <text:p>Spread- Spreads instances across underlying hardware in same or different Azs</text:p>
              </text:list-item>
              <text:list-item>
                <text:p>Partition- Spreads your instances across logical partitions in same or different AZs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Cluster Placement group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A Cluster placement group keeps all instance of the group in single AZ</text:p>
              </text:list-item>
              <text:list-item>
                <text:p>It is recomended when your applications majority of the network traffic is between the instances in the group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Spread Placement group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A Spread placement group is a group of instances that are each placed on distinct underlying hardware in different racks</text:p>
              </text:list-item>
              <text:list-item>
                <text:p>Spread placement groups are recommended for critical applications that should be kept separate from each other (max 7 in one AZ) 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Partition Placement group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Partition placement group is used to keep one group of server separated from another group of server</text:p>
              </text:list-item>
              <text:list-item>
                <text:p>Every Partition is lauched in a separate rack to minimize the impact of a failure</text:p>
              </text:list-item>
              <text:list-item>
                <text:p>Maximum of 7 partitions per AZ </text:p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4DT3H59M20S</meta:editing-duration>
    <meta:editing-cycles>55</meta:editing-cycles>
    <meta:generator>LibreOffice/6.4.7.2$Linux_X86_64 LibreOffice_project/40$Build-2</meta:generator>
    <dc:title>Blue Curve</dc:title>
    <dc:date>2022-10-07T18:22:37.572891033</dc:date>
    <meta:document-statistic meta:object-count="58"/>
  </office:meta>
</office:document-meta>
</file>